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45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3.762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13.31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095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굴림" fo:font-size="9pt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5" style:family="table-cell" style:parent-style-name="Default" style:data-style-name="N135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dddddd" fo:border="0.74pt solid #000000" style:vertical-align="middle"/>
    </style:style>
    <style:style style:name="ce44" style:family="table-cell" style:parent-style-name="Default">
      <style:table-cell-properties fo:border="0.74pt solid #000000" style:vertical-align="middle"/>
    </style:style>
    <style:style style:name="ce46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f5ce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46"/>
        <table:table-column table:style-name="co6" table:default-cell-style-name="ce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7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38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38" office:value-type="string" calcext:value-type="string">
            <text:p>후기</text:p>
          </table:table-cell>
          <table:table-cell table:style-name="ce38" office:value-type="string" calcext:value-type="string">
            <text:p>출판사</text:p>
          </table:table-cell>
          <table:table-cell table:style-name="ce38" office:value-type="string" calcext:value-type="string">
            <text:p>저자 : 글</text:p>
          </table:table-cell>
          <table:table-cell table:style-name="ce38" office:value-type="string" calcext:value-type="string">
            <text:p>저자 : 삽화</text:p>
          </table:table-cell>
          <table:table-cell table:style-name="ce38" office:value-type="string" calcext:value-type="string">
            <text:p>번역 : 글</text:p>
          </table:table-cell>
          <table:table-cell table:style-name="ce38" office:value-type="string" calcext:value-type="string">
            <text:p>번역 : 삽화( 추가등 )</text:p>
          </table:table-cell>
          <table:table-cell table:style-name="ce38" office:value-type="string" calcext:value-type="string">
            <text:p>감수</text:p>
          </table:table-cell>
          <table:table-cell table:style-name="ce16" table:number-columns-repeated="16371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3" office:value-type="string" calcext:value-type="string">
            <text:p>dummy</text:p>
          </table:table-cell>
          <table:table-cell table:style-name="ce39" table:formula="of:=COUNTIF( book_list; [.D3] )" office:value-type="float" office:value="2" calcext:value-type="float">
            <text:p>2</text:p>
          </table:table-cell>
          <table:table-cell table:number-columns-repeated="7" table:style-name="ce43" office:value-type="string" calcext:value-type="string">
            <text:p>dummy</text:p>
          </table:table-cell>
          <table:table-cell table:number-columns-repeated="16371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3" office:value-type="string" calcext:value-type="string">
            <text:p>dummy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number-columns-repeated="6" table:style-name="ce43" office:value-type="string" calcext:value-type="string">
            <text:p>dummy</text:p>
          </table:table-cell>
          <table:table-cell table:style-name="ce44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5] )" office:value-type="float" office:value="2" calcext:value-type="float">
            <text:p>2</text:p>
          </table:table-cell>
          <table:table-cell table:style-name="ce49" office:value-type="string" calcext:value-type="string">
            <text:p>보물창고</text:p>
          </table:table-cell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유창석, 전유택</text:p>
          </table:table-cell>
          <table:table-cell table:style-name="ce44" table:number-columns-repeated="2"/>
          <table:table-cell table:number-columns-repeated="16371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( 양장 )</text:p>
          </table:table-cell>
          <table:table-cell table:style-name="ce44" office:value-type="string" calcext:value-type="string">
            <text:p>Harry Potter and the Philosopher's Stone</text:p>
          </table:table-cell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44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44" office:value-type="string" calcext:value-type="string">
            <text:p>Harry Potter and the Chamber of Secrets 1</text:p>
          </table:table-cell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44" office:value-type="string" calcext:value-type="string">
            <text:p>Harry Potter and the Chamber of Secrets 2</text:p>
          </table:table-cell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( 양장 )</text:p>
          </table:table-cell>
          <table:table-cell table:style-name="ce44" office:value-type="string" calcext:value-type="string">
            <text:p>Harry Potter and the Prisoner of Azkaban</text:p>
          </table:table-cell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44" office:value-type="string" calcext:value-type="string">
            <text:p>Harry Potter and the Goblet of Fire 1</text:p>
          </table:table-cell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44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6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44" office:value-type="string" calcext:value-type="string">
            <text:p>Harry Potter and the Goblet of Fire 2</text:p>
          </table:table-cell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44" office:value-type="string" calcext:value-type="string">
            <text:p>Harry Potter and the Goblet of Fire 3</text:p>
          </table:table-cell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44" office:value-type="string" calcext:value-type="string">
            <text:p>Harry Potter and the Goblet of Fire 4</text:p>
          </table:table-cell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44" office:value-type="string" calcext:value-type="string">
            <text:p>Harry Potter and the Order of Phoenix 1</text:p>
          </table:table-cell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44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44" office:value-type="string" calcext:value-type="string">
            <text:p>Harry Potter and the Order of Phoenix 2</text:p>
          </table:table-cell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44" office:value-type="string" calcext:value-type="string">
            <text:p>Harry Potter and the Order of Phoenix 3</text:p>
          </table:table-cell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44" office:value-type="string" calcext:value-type="string">
            <text:p>Harry Potter and the Order of Phoenix 4</text:p>
          </table:table-cell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44" office:value-type="string" calcext:value-type="string">
            <text:p>Harry Potter and the Half-Blood Prince 1</text:p>
          </table:table-cell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44" office:value-type="string" calcext:value-type="string">
            <text:p>UNIX: A History and a Memoir</text:p>
          </table:table-cell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44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44" office:value-type="string" calcext:value-type="string">
            <text:p>한빛미디어</text:p>
          </table:table-cell>
          <table:table-cell table:style-name="ce44" office:value-type="string" calcext:value-type="string">
            <text:p>브라이언 커니핸</text:p>
            <text:p>Brian Wilson Kernighan</text:p>
          </table:table-cell>
          <table:table-cell table:style-name="ce44"/>
          <table:table-cell table:style-name="ce44" office:value-type="string" calcext:value-type="string">
            <text:p>하성창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44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44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44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44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44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44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44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44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44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44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44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44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느낌이 있는 책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/>
          <table:table-cell table:style-name="ce44" office:value-type="string" calcext:value-type="string">
            <text:p>이경숙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44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44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44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44" office:value-type="string" calcext:value-type="string">
            <text:p>Sherlock Holmes : A Study in Scarlet</text:p>
          </table:table-cell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 table:number-columns-repeated="2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44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44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44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44" office:value-type="string" calcext:value-type="string">
            <text:p>Sherlock Holmes : The Sign of the Four</text:p>
          </table:table-cell>
          <table:table-cell table:style-name="ce39" table:formula="of:=COUNTIF( book_list; [.D3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40] )" office:value-type="float" office:value="2" calcext:value-type="float">
            <text:p>2</text:p>
          </table:table-cell>
          <table:table-cell table:style-name="ce44"/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</table:table-cell>
          <table:table-cell table:style-name="ce44" office:value-type="string" calcext:value-type="string">
            <text:p>유창석, 전유택</text:p>
          </table:table-cell>
          <table:table-cell table:style-name="ce44"/>
          <table:table-cell table:style-name="ce44" office:value-type="string" calcext:value-type="string">
            <text:p>전인혁</text:p>
          </table:table-cell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9" calcext:value-type="date">
            <text:p>24.02.09</text:p>
          </table:table-cell>
          <table:table-cell table:style-name="ce31" office:value-type="date" office:date-value="2024-02-15" calcext:value-type="date">
            <text:p>24.02.15</text:p>
          </table:table-cell>
          <table:table-cell table:style-name="ce32" office:value-type="string" calcext:value-type="string">
            <text:p>만화로 배우는 조선 왕실의 신화</text:p>
          </table:table-cell>
          <table:table-cell table:style-name="ce44"/>
          <table:table-cell table:style-name="ce39" table:formula="of:=COUNTIF( book_list; [.D41] )" office:value-type="float" office:value="1" calcext:value-type="float">
            <text:p>1</text:p>
          </table:table-cell>
          <table:table-cell table:style-name="ce44" office:value-type="string" calcext:value-type="string">
            <text:p>즐겁게 읽을 만한 책은 아니었다.</text:p>
            <text:p>백과 사전식 구성이라 “이야기” 가 별로 없었기에 이론을 머리에 우겨 넣는 느낌이었다.</text:p>
            <text:p>지나치게 많은 밈과 짤의 활용도 별로 였다.( 내 지식으로 알 수 없는 것들도 상당수 였다. )</text:p>
            <text:p>그래도 정성은 알겠다.</text:p>
          </table:table-cell>
          <table:table-cell table:style-name="ce44" office:value-type="string" calcext:value-type="string">
            <text:p>한빛비즈</text:p>
          </table:table-cell>
          <table:table-cell table:number-columns-repeated="2" table:style-name="ce44" office:value-type="string" calcext:value-type="string">
            <text:p>우용곡</text:p>
          </table:table-cell>
          <table:table-cell table:style-name="ce44" table:number-columns-repeated="3"/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16" calcext:value-type="date">
            <text:p>24.02.16</text:p>
          </table:table-cell>
          <table:table-cell table:style-name="ce10" office:value-type="date" office:date-value="2024-04-13" calcext:value-type="date">
            <text:p>24.04.13</text:p>
          </table:table-cell>
          <table:table-cell table:style-name="ce32" office:value-type="string" calcext:value-type="string">
            <text:p>수학을 포기하려는 너에게</text:p>
          </table:table-cell>
          <table:table-cell table:style-name="ce44"/>
          <table:table-cell table:style-name="ce39" table:formula="of:=COUNTIF( book_list; [.D42] )" office:value-type="float" office:value="1" calcext:value-type="float">
            <text:p>1</text:p>
          </table:table-cell>
          <table:table-cell table:style-name="ce44" office:value-type="string" calcext:value-type="string">
            <text:p>괜찮은 부분과 별로인 부분이 혼재된 책</text:p>
            <text:p>의도는 좋으나 저자는 수포자를 충분히 이해하지 못하는 것으로 보인다.</text:p>
            <text:p>교과서적인 담론을 반복한다.</text:p>
            <text:p>그럼에도 읽을 가치가 있다.</text:p>
          </table:table-cell>
          <table:table-cell table:style-name="ce44" office:value-type="string" calcext:value-type="string">
            <text:p>북트리거</text:p>
          </table:table-cell>
          <table:table-cell table:style-name="ce44" office:value-type="string" calcext:value-type="string">
            <text:p>장우석</text:p>
          </table:table-cell>
          <table:table-cell table:style-name="ce44" table:number-columns-repeated="4"/>
          <table:table-cell table:number-columns-repeated="16371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5-05-11" calcext:value-type="date">
            <text:p>25.05.11</text:p>
          </table:table-cell>
          <table:table-cell table:style-name="ce35" office:value-type="date" office:date-value="2025-05-30" calcext:value-type="date">
            <text:p>25.05.30</text:p>
          </table:table-cell>
          <table:table-cell table:style-name="ce32" office:value-type="string" calcext:value-type="string">
            <text:p>연금술사</text:p>
          </table:table-cell>
          <table:table-cell table:style-name="ce44" office:value-type="string" calcext:value-type="string">
            <text:p>Alchemist</text:p>
          </table:table-cell>
          <table:table-cell table:style-name="ce39" table:formula="of:=COUNTIF( book_list; [.D4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동네</text:p>
          </table:table-cell>
          <table:table-cell table:style-name="ce44" office:value-type="string" calcext:value-type="string">
            <text:p>파울로 코엘료</text:p>
          </table:table-cell>
          <table:table-cell table:style-name="ce44"/>
          <table:table-cell table:style-name="ce44" office:value-type="string" calcext:value-type="string">
            <text:p>최정수</text:p>
          </table:table-cell>
          <table:table-cell table:style-name="ce44" table:number-columns-repeated="2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44" office:value-type="string" calcext:value-type="string">
            <text:p>Advanced Game Design: A Systems Approach</text:p>
          </table:table-cell>
          <table:table-cell table:style-name="ce39" table:formula="of:=COUNTIF( book_list; [.D44] )" office:value-type="float" office:value="0" calcext:value-type="float">
            <text:p>0</text:p>
          </table:table-cell>
          <table:table-cell table:style-name="ce44" table:number-columns-repeated="7"/>
          <table:table-cell table:number-columns-repeated="16371"/>
        </table:table-row>
        <table:table-row table:style-name="ro1">
          <table:table-cell table:style-name="ce7" table:content-validation-name="val1" office:value-type="string" calcext:value-type="string">
            <text:p>x</text:p>
          </table:table-cell>
          <table:table-cell table:style-name="ce17" office:value-type="date" office:date-value="2025-09-19" calcext:value-type="date">
            <text:p>25.09.19</text:p>
          </table:table-cell>
          <table:table-cell table:style-name="ce35" office:value-type="string" calcext:value-type="string">
            <text:p>?</text:p>
          </table:table-cell>
          <table:table-cell table:style-name="ce32" office:value-type="string" calcext:value-type="string">
            <text:p>업다운업</text:p>
          </table:table-cell>
          <table:table-cell table:style-name="ce44" office:value-type="string" calcext:value-type="string">
            <text:p>up down up</text:p>
          </table:table-cell>
          <table:table-cell table:style-name="ce39" table:formula="of:=COUNTIF( book_list; [.D45] )" office:value-type="float" office:value="0" calcext:value-type="float">
            <text:p>0</text:p>
          </table:table-cell>
          <table:table-cell table:style-name="ce44"/>
          <table:table-cell table:style-name="ce44" office:value-type="string" calcext:value-type="string">
            <text:p>CHAGO</text:p>
          </table:table-cell>
          <table:table-cell table:style-name="ce44" office:value-type="string" calcext:value-type="string">
            <text:p>킴 노스트롬</text:p>
          </table:table-cell>
          <table:table-cell table:style-name="ce44"/>
          <table:table-cell table:style-name="ce44" office:value-type="string" calcext:value-type="string">
            <text:p>남주연</text:p>
          </table:table-cell>
          <table:table-cell table:style-name="ce44"/>
          <table:table-cell table:style-name="ce43" office:value-type="string" calcext:value-type="string">
            <text:p>dummy</text:p>
          </table:table-cell>
          <table:table-cell table:number-columns-repeated="16371"/>
        </table:table-row>
        <table:table-row table:style-name="ro1">
          <table:table-cell/>
          <table:table-cell table:style-name="ce23" table:formula="of:=COUNTIF([.A3:.A45]; &quot;o&quot; )" office:value-type="float" office:value="39" calcext:value-type="float">
            <text:p>39</text:p>
          </table:table-cell>
          <table:table-cell table:number-columns-repeated="16382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3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KR" svg:font-family="'Noto Sans KR'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6:29:32.0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5-09-19T16:38:00.427000000</dc:date>
    <meta:editing-duration>P1DT5H9M23S</meta:editing-duration>
    <meta:editing-cycles>595</meta:editing-cycles>
    <meta:document-statistic meta:table-count="1" meta:cell-count="40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Dim last_month as String
	Dim current_month as String
	
	Dim count_reading as Integer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reading = 0
			For temp_y = current_y to end_y
			
				If sheet.getCellByPosition( StartX, current_y ).String = "o" Then
				
					If current_year = Year( sheet.getCellByPosition( 2, temp_y ).Value ) Then
						count_reading = count_reading + 1
					Else
						Exit For
					EndIf
					
				EndIf
				
			Next temp_y
			
			'
			'
			'
			out_file.WriteLine( _
					"####" _
				&amp; 	" " _
				&amp; 	"${\sf\color{RubineRed}" _
					&amp;	"{" _
						&amp; 	current_year _
						&amp; 	" : " _
						&amp; 	count_reading _
						&amp; 	"권" _
					&amp;	"}" _
				&amp;	"}$" _
			)
			
			last_year = current_year
			
			last_month = ""
			
		EndIf
		
		
		
		'
		' Month
		'
		current_month = Month( sheet.getCellByPosition( 2, current_y ).Value )
		If current_month &lt;&gt; last_month Then
		
			count_reading = 0
			For temp_y = current_y to end_y
			
				If sheet.getCellByPosition( StartX, current_y ).String = "o" Then
				
					If current_year = Year( sheet.getCellByPosition( 2, temp_y ).Value ) And current_month = Month( sheet.getCellByPosition( 2, temp_y ).Value ) Then
						count_reading = count_reading + 1
					Else
						Exit For
					EndIf
					
				EndIf
				
			Next temp_y
			
			'
			'
			'
			out_file.WriteLine( _
					"####" _
				&amp; 	" " _
				&amp; 	"&amp;nbsp;&amp;nbsp;&amp;nbsp;&amp;nbsp;&amp;nbsp;&amp;nbsp;" _
				&amp; 	" " _
				&amp; 	"${\sf\color{Cyan}" _
					&amp;	"{" _
						&amp; 	current_month _
						&amp; 	" : " _
						&amp; 	count_reading _
						&amp; 	"권" _
					&amp; 	"}" _
				&amp;	"}$" _
			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